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text-properties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3" style:family="paragraph" style:parent-style-name="Standard">
      <style:text-properties style:font-name="Times New Roman" fo:font-style="normal" style:text-underline-style="none" fo:font-weight="normal" style:font-name-asian="Times New Roman1" style:font-style-asian="normal" style:font-weight-asian="normal" style:font-name-complex="Times New Roman1"/>
    </style:style>
    <style:style style:name="P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7" style:family="paragraph" style:parent-style-name="Standard" style:master-page-name="Standard">
      <style:paragraph-properties fo:margin-left="0in" fo:margin-right="0in" fo:margin-top="0in" fo:margin-bottom="0.0835in" loext:contextual-spacing="false" fo:line-height="100%" fo:text-align="start" style:justify-single-word="false" fo:keep-together="auto" fo:orphans="0" fo:widows="0" fo:text-indent="0in" style:auto-text-indent="false" style:page-number="1"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 style:family="paragraph" style:parent-style-name="Standard" style:list-style-name="WWNum2">
      <style:paragraph-properties fo:margin-left="0.4909in" fo:margin-right="0in" fo:margin-top="0in" fo:margin-bottom="0.0835in" loext:contextual-spacing="false" fo:line-height="100%" fo:text-align="start" style:justify-single-word="false" fo:keep-together="auto" fo:orphans="0" fo:widows="0" fo:text-indent="-0.1965in" style:auto-text-indent="false" fo:break-before="auto" fo:break-after="auto" fo:padding="0in" fo:border="none" fo:keep-with-next="auto">
        <style:tab-stops>
          <style:tab-stop style:position="0in"/>
        </style:tab-stops>
      </style:paragraph-properties>
    </style:style>
    <style:style style:name="P10" style:family="paragraph" style:parent-style-name="Standard" style:list-style-name="WWNum3">
      <style:paragraph-properties fo:margin-left="0.4909in" fo:margin-right="0in" fo:margin-top="0in" fo:margin-bottom="0.0835in" loext:contextual-spacing="false" fo:line-height="100%" fo:text-align="start" style:justify-single-word="false" fo:keep-together="auto" fo:orphans="0" fo:widows="0" fo:text-indent="-0.1965in" style:auto-text-indent="false" fo:break-before="auto" fo:break-after="auto" fo:padding="0in" fo:border="none" fo:keep-with-next="auto">
        <style:tab-stops>
          <style:tab-stop style:position="0in"/>
        </style:tab-stops>
      </style:paragraph-properties>
    </style:style>
    <style:style style:name="P11" style:family="paragraph" style:parent-style-name="Standard" style:list-style-name="WWNum4">
      <style:paragraph-properties fo:margin-left="0.4909in" fo:margin-right="0in" fo:margin-top="0in" fo:margin-bottom="0.0835in" loext:contextual-spacing="false" fo:line-height="100%" fo:text-align="start" style:justify-single-word="false" fo:keep-together="auto" fo:orphans="0" fo:widows="0" fo:text-indent="-0.1965in" style:auto-text-indent="false" fo:break-before="auto" fo:break-after="auto" fo:padding="0in" fo:border="none" fo:keep-with-next="auto">
        <style:tab-stops>
          <style:tab-stop style:position="0in"/>
        </style:tab-stops>
      </style:paragraph-properties>
    </style:style>
    <style:style style:name="P12" style:family="paragraph" style:parent-style-name="Standard" style:list-style-name="WWNum5">
      <style:paragraph-properties fo:margin-left="0.4909in" fo:margin-right="0in" fo:margin-top="0in" fo:margin-bottom="0.0835in" loext:contextual-spacing="false" fo:line-height="100%" fo:text-align="start" style:justify-single-word="false" fo:keep-together="auto" fo:orphans="0" fo:widows="0" fo:text-indent="-0.1965in" style:auto-text-indent="false" fo:break-before="auto" fo:break-after="auto" fo:padding="0in" fo:border="none" fo:keep-with-next="auto">
        <style:tab-stops>
          <style:tab-stop style:position="0in"/>
        </style:tab-stops>
      </style:paragraph-properties>
    </style:style>
    <style:style style:name="P13" style:family="paragraph" style:parent-style-name="Standard" style:list-style-name="WWNum6">
      <style:paragraph-properties fo:margin-left="0.4909in" fo:margin-right="0in" fo:margin-top="0in" fo:margin-bottom="0.0835in" loext:contextual-spacing="false" fo:line-height="100%" fo:text-align="start" style:justify-single-word="false" fo:keep-together="auto" fo:orphans="0" fo:widows="0" fo:text-indent="-0.1965in" style:auto-text-indent="false" fo:break-before="auto" fo:break-after="auto" fo:padding="0in" fo:border="none" fo:keep-with-next="auto">
        <style:tab-stops>
          <style:tab-stop style:position="0in"/>
        </style:tab-stops>
      </style:paragraph-properties>
    </style:style>
    <style:style style:name="P14" style:family="paragraph" style:parent-style-name="Standard" style:list-style-name="WWNum7">
      <style:paragraph-properties fo:margin-left="0.4909in" fo:margin-right="0in" fo:margin-top="0in" fo:margin-bottom="0.0835in" loext:contextual-spacing="false" fo:line-height="100%" fo:text-align="start" style:justify-single-word="false" fo:keep-together="auto" fo:orphans="0" fo:widows="0" fo:text-indent="-0.1965in" style:auto-text-indent="false" fo:break-before="auto" fo:break-after="auto" fo:padding="0in" fo:border="none" fo:keep-with-next="auto">
        <style:tab-stops>
          <style:tab-stop style:position="0in"/>
        </style:tab-stops>
      </style:paragraph-properties>
    </style:style>
    <style:style style:name="P15" style:family="paragraph" style:parent-style-name="Standard" style:list-style-name="WWNum8">
      <style:paragraph-properties fo:margin-left="0.4909in" fo:margin-right="0in" fo:margin-top="0in" fo:margin-bottom="0.0835in" loext:contextual-spacing="false" fo:line-height="100%" fo:text-align="start" style:justify-single-word="false" fo:keep-together="auto" fo:orphans="0" fo:widows="0" fo:text-indent="-0.1965in" style:auto-text-indent="false" fo:break-before="auto" fo:break-after="auto" fo:padding="0in" fo:border="none" fo:keep-with-next="auto">
        <style:tab-stops>
          <style:tab-stop style:position="0in"/>
        </style:tab-stops>
      </style:paragraph-properties>
    </style:style>
    <style:style style:name="P16" style:family="paragraph" style:parent-style-name="Standard" style:list-style-name="WWNum8">
      <style:paragraph-properties fo:margin-left="0.4909in" fo:margin-right="0in" fo:margin-top="0in" fo:margin-bottom="0in" loext:contextual-spacing="false" fo:line-height="100%" fo:text-align="start" style:justify-single-word="false" fo:keep-together="auto" fo:orphans="0" fo:widows="0" fo:text-indent="-0.1965in" style:auto-text-indent="false" fo:break-before="auto" fo:break-after="auto" fo:padding="0in" fo:border="none" fo:keep-with-next="auto">
        <style:tab-stops>
          <style:tab-stop style:position="0in"/>
        </style:tab-stops>
      </style:paragraph-properties>
    </style:style>
    <style:style style:name="P17" style:family="paragraph" style:parent-style-name="Heading_20_3">
      <style:paragraph-properties fo:text-align="center" style:justify-single-word="false"/>
    </style:style>
    <style:style style:name="P18" style:family="paragraph" style:parent-style-name="Heading_20_4" style:list-style-name="WWNum1">
      <style:paragraph-properties fo:margin-left="0.6in" fo:margin-right="0in" fo:text-indent="-0.6in" style:auto-text-indent="false"/>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4"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5"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6" style:family="text">
      <style:text-properties style:font-name="Times New Roman" style:font-name-asian="Times New Roman1" style:font-name-complex="Times New Roman1"/>
    </style:style>
    <style:style style:name="T7" style:family="text">
      <style:text-properties style:font-name="Times New Roman" fo:font-style="normal" style:text-underline-style="none" fo:font-weight="normal" style:font-name-asian="Times New Roman1" style:font-style-asian="normal" style:font-weight-asian="normal" style:font-name-complex="Times New Roman1"/>
    </style:style>
    <style:style style:name="T8" style:family="text">
      <style:text-properties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weight="bold" style:font-weight-asian="bold"/>
    </style:style>
    <style:style style:name="T10" style:family="text">
      <style:text-properties fo:font-size="16pt" fo:font-style="normal" style:text-underline-style="none" fo:font-weight="bold" style:font-size-asian="16pt" style:font-style-asian="normal" style:font-weight-asian="bold" style:font-size-complex="16pt"/>
    </style:style>
    <style:style style:name="T11" style:family="text">
      <style:text-properties fo:font-style="normal" style:text-underline-style="none" fo:font-weight="normal" style:font-style-asian="normal" style:font-weight-asian="normal"/>
    </style:style>
    <style:style style:name="T12" style:family="text">
      <style:text-properties style:font-name="Courier New" fo:font-style="normal" style:text-underline-style="none" fo:font-weight="normal" style:font-name-asian="Courier New1" style:font-style-asian="normal" style:font-weight-asian="normal" style:font-name-complex="Courier New1"/>
    </style:style>
    <style:style style:name="T13" style:family="text">
      <style:text-properties style:font-name="Courier New" style:font-name-asian="Courier New1" style:font-name-complex="Courier New1"/>
    </style:style>
    <style:style style:name="T14" style:family="text">
      <style:text-properties fo:font-size="12pt" fo:font-style="normal" style:text-underline-style="none" fo:font-weight="normal" style:font-size-asian="12pt" style:font-style-asian="normal" style:font-weight-asian="normal" style:font-size-complex="12pt"/>
    </style:style>
    <style:style style:name="fr1"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AMASSEKOU Abdel kader</text:span></text:p>
      <text:p text:style-name="P4"><text:span text:style-name="T1">LUU Nelson</text:span></text:p>
      <text:p text:style-name="P17">RAPPORT Parcours en largeur d’un arbre binaire</text:p>
      <text:p text:style-name="P5"/>
      <text:p text:style-name="P4"><text:span text:style-name="T1">Description de la structure ainsi que les fonctions implémentées avec un court résumé de son objectif</text:span></text:p>
      <text:p text:style-name="Heading_20_3">1. <text:span text:style-name="T9">Structures de Données</text:span></text:p>
      <text:list xml:id="list469066213" text:style-name="WWNum2">
        <text:list-item>
          <text:p text:style-name="P9"><text:span text:style-name="T2">Noeud</text:span><text:span text:style-name="T1"> : Structure de base pour un arbre binaire contenant une valeur et deux pointeurs vers les sous-arbres gauche et droit.</text:span></text:p>
        </text:list-item>
        <text:list-item>
          <text:p text:style-name="P9"><text:span text:style-name="T2">Liste</text:span><text:span text:style-name="T1"> : Liste chaînée de cellules contenant des pointeurs vers des noeuds.</text:span></text:p>
        </text:list-item>
        <text:list-item>
          <text:p text:style-name="P9"><text:span text:style-name="T2">File</text:span><text:span text:style-name="T1"> : Structure de file pour la gestion du parcours en largeur, avec un pointeur vers le début, la fin et un entier pour la taille.</text:span></text:p>
        </text:list-item>
      </text:list>
      <text:p text:style-name="Heading_20_3">2. <text:span text:style-name="T9">Gestion des Structures</text:span></text:p>
      <text:list xml:id="list2398701710" text:style-name="WWNum3">
        <text:list-item>
          <text:p text:style-name="P10"><text:span text:style-name="T4">alloue_noeud(int val, Arbre fg, Arbre fd)</text:span><text:span text:style-name="T1">: Alloue dynamiquement un noeud d'arbre avec une valeur et des fils gauche et droit.</text:span></text:p>
        </text:list-item>
        <text:list-item>
          <text:p text:style-name="P10"><text:span text:style-name="T4">alloue_cellule(Noeud *n)</text:span><text:span text:style-name="T1">: Crée une cellule de liste contenant un pointeur vers un noeud.</text:span></text:p>
        </text:list-item>
        <text:list-item>
          <text:p text:style-name="P10"><text:span text:style-name="T4">insere_en_tete(Liste *l, Cellule *c)</text:span><text:span text:style-name="T1">: Insère une cellule en tête d'une liste.</text:span></text:p>
        </text:list-item>
        <text:list-item>
          <text:p text:style-name="P10"><text:span text:style-name="T4">extrait_tete(Liste *l)</text:span><text:span text:style-name="T1">: Extrait la cellule en tête d'une liste chaînée.</text:span></text:p>
        </text:list-item>
        <text:list-item>
          <text:p text:style-name="P10"><text:span text:style-name="T4">affiche_liste_renversee(Liste lst)</text:span><text:span text:style-name="T1">: Affiche une liste en ordre inversé.</text:span></text:p>
        </text:list-item>
      </text:list>
      <text:p text:style-name="Heading_20_3">3. <text:span text:style-name="T9">Gestion de la File</text:span></text:p>
      <text:list xml:id="list2526784283" text:style-name="WWNum4">
        <text:list-item>
          <text:p text:style-name="P11"><text:span text:style-name="T4">initialisation()</text:span><text:span text:style-name="T1">: Initialise une file vide.</text:span></text:p>
        </text:list-item>
        <text:list-item>
          <text:p text:style-name="P11"><text:span text:style-name="T4">est_vide(File f)</text:span><text:span text:style-name="T1">: Vérifie si une file est vide.</text:span></text:p>
        </text:list-item>
        <text:list-item>
          <text:p text:style-name="P11"><text:span text:style-name="T4">enfiler(File f, Noeud *n)</text:span><text:span text:style-name="T1">: Ajoute un noeud à la fin de la file.</text:span></text:p>
        </text:list-item>
        <text:list-item>
          <text:p text:style-name="P11"><text:span text:style-name="T4">defiler(File f, Noeud **sortant)</text:span><text:span text:style-name="T1">: Retire un noeud de la file.</text:span></text:p>
        </text:list-item>
      </text:list>
      <text:p text:style-name="Heading_20_3">4. <text:span text:style-name="T9">Construction d'Arbres</text:span></text:p>
      <text:list xml:id="list3445946610" text:style-name="WWNum5">
        <text:list-item>
          <text:p text:style-name="P12"><text:span text:style-name="T4">puissance(int x, int n)</text:span><text:span text:style-name="T1">: Calcule x à la puissance n de manière récursive.</text:span></text:p>
        </text:list-item>
        <text:list-item>
          <text:p text:style-name="P12"><text:span text:style-name="T4">construit_complet_aux(int h, Arbre *a, int valeur)</text:span><text:span text:style-name="T1">: Construit un arbre binaire complet jusqu'à une hauteur h.</text:span></text:p>
        </text:list-item>
        <text:list-item>
          <text:p text:style-name="P12"><text:span text:style-name="T4">construit_complet(int h, Arbre *a)</text:span><text:span text:style-name="T1">: Fonction appelant </text:span><text:span text:style-name="T5">construit_complet_aux</text:span><text:span text:style-name="T1"> pour créer un arbre binaire complet.</text:span></text:p>
        </text:list-item>
        <text:list-item>
          <text:p text:style-name="P12"><text:span text:style-name="T4">construit_filiforme_aleatoire_aux(int h, Arbre *a, int graine, int debut)</text:span><text:span text:style-name="T1">: Construit un arbre filiforme aléatoire jusqu'à une hauteur h.</text:span></text:p>
        </text:list-item>
        <text:list-item>
          <text:p text:style-name="P12"><text:soft-page-break/><text:span text:style-name="T4">construit_filiforme_aleatoire(int h, Arbre *a, int graine)</text:span><text:span text:style-name="T1">: Fonction principale pour générer un arbre filiforme aléatoire.</text:span></text:p>
        </text:list-item>
      </text:list>
      <text:p text:style-name="Heading_20_3">5. <text:span text:style-name="T9">Parcours d'Arbres</text:span></text:p>
      <text:list xml:id="list936087526" text:style-name="WWNum6">
        <text:list-item>
          <text:p text:style-name="P13"><text:span text:style-name="T4">insere_niveau(Arbre a, int niv, Liste *lst)</text:span><text:span text:style-name="T1">: Insère les noeuds d'un niveau donné dans une liste.</text:span></text:p>
        </text:list-item>
        <text:list-item>
          <text:p text:style-name="P13"><text:span text:style-name="T4">parcours_largeur_naif(Arbre a, Liste *lst)</text:span><text:span text:style-name="T1">: Parcours un arbre en largeur de manière naive.</text:span></text:p>
        </text:list-item>
        <text:list-item>
          <text:p text:style-name="P13"><text:span text:style-name="T4">insere_niveau_V2(Arbre a, int niv, Liste *lst, int *nb_visite)</text:span><text:span text:style-name="T1">: Version optimisée de </text:span><text:span text:style-name="T5">insere_niveau</text:span><text:span text:style-name="T1"> comptant le nombre de noeuds visités.</text:span></text:p>
        </text:list-item>
        <text:list-item>
          <text:p text:style-name="P13"><text:span text:style-name="T4">parcours_largeur_naif_V2(Arbre a, Liste *lst, int *nb_visite)</text:span><text:span text:style-name="T1">: Version optimisée de </text:span><text:span text:style-name="T5">parcours_largeur_naif</text:span><text:span text:style-name="T1">.</text:span></text:p>
        </text:list-item>
        <text:list-item>
          <text:p text:style-name="P13"><text:span text:style-name="T4">parcours_largeur(Arbre a, Liste *lst)</text:span><text:span text:style-name="T1">: Parcours en largeur utilisant une file pour optimiser les performances.</text:span></text:p>
        </text:list-item>
        <text:list-item>
          <text:p text:style-name="P13"><text:span text:style-name="T4">parcours_largeur_V2(Arbre a, Liste *lst, int *nb_visite)</text:span><text:span text:style-name="T1">: Variante comptabilisant le nombre de noeuds visités.</text:span></text:p>
        </text:list-item>
      </text:list>
      <text:p text:style-name="Heading_20_3">6. <text:span text:style-name="T9">Libération de la Mémoire</text:span></text:p>
      <text:list xml:id="list3627616076" text:style-name="WWNum7">
        <text:list-item>
          <text:p text:style-name="P14"><text:span text:style-name="T4">free_arbre(Arbre *a)</text:span><text:span text:style-name="T1">: Libère récursivement la mémoire allouée pour un arbre.</text:span></text:p>
        </text:list-item>
      </text:list>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Standard"><text:span text:style-name="T10">Réponses aux comparaison des méthodes :</text:span><text:span text:style-name="T11"><text:line-break/></text:span></text:p>
      <text:p text:style-name="Standard"><text:span text:style-name="T11">3. a. La fonction </text:span><text:span text:style-name="T12">parcours_largeur</text:span><text:span text:style-name="T11"> est plus efficace que </text:span><text:span text:style-name="T12">parcours_largeur_naif <text:s/>la différence est encore plus prononcé s</text:span><text:span text:style-name="T11">ur un arbre filiforme.</text:span></text:p>
      <text:p text:style-name="P8"><text:span text:style-name="T1">Sur un arbre filiforme, </text:span><text:span text:style-name="T5">parcours_largeur_naif</text:span><text:span text:style-name="T1"> a une complexité O(n²), car chaque niveau nécessite de revisiter une grande partie des nœuds déjà traversés. En revanche, </text:span><text:span text:style-name="T5">parcours_largeur</text:span><text:span text:style-name="T1"> a une complexité O(n), car il utilise une file qui permet d’accéder directement aux nœuds sans répétition inutile.</text:span></text:p>
      <text:p text:style-name="P8"><text:span text:style-name="T1">Sur un arbre complet, </text:span><text:span text:style-name="T5">parcours_largeur_naif</text:span><text:span text:style-name="T1"> a une complexité O(n log n), ce qui est meilleur que pour un arbre filiforme mais reste moins efficace que </text:span><text:span text:style-name="T5">parcours_largeur</text:span><text:span text:style-name="T1">, qui maintient une complexité O(n).</text:span></text:p>
      <text:p text:style-name="P3"/>
      <text:p text:style-name="P3"/>
      <text:p text:style-name="Standard"><text:span text:style-name="T11">b. Complexité de </text:span><text:span text:style-name="T12">parcours_largeur</text:span></text:p>
      <text:p text:style-name="P4"><text:span text:style-name="T1">La fonction </text:span><text:span text:style-name="T5">parcours_largeur</text:span><text:span text:style-name="T1"> effectue un parcours en largeur en utilisant une file (</text:span><text:span text:style-name="T5">File</text:span><text:span text:style-name="T1">). Chaque nœud de l’arbre est :</text:span></text:p>
      <text:list xml:id="list1785990239" text:style-name="WWNum8">
        <text:list-item>
          <text:p text:style-name="P16"><text:span text:style-name="T1">Enfilé (ajouté à la file) une seule fois.</text:span></text:p>
        </text:list-item>
        <text:list-item>
          <text:p text:style-name="P16"><text:span text:style-name="T1">Défilé (retiré de la file) une seule fois.</text:span></text:p>
        </text:list-item>
        <text:list-item>
          <text:p text:style-name="P15"><text:span text:style-name="T1">Ajouté à une liste chaînée une seule fois.</text:span></text:p>
        </text:list-item>
      </text:list>
      <text:p text:style-name="P4"><text:span text:style-name="T1">Puisque chaque opération (enfiler, défiler et insérer dans une liste) est en O(1), et que chaque nœud est traité une seule fois, la complexité totale est O(n), où n est le nombre de nœuds de l’arbre.</text:span></text:p>
      <text:list xml:id="list3090481207" text:style-name="WWNum1">
        <text:list-item>
          <text:list>
            <text:list-item>
              <text:list>
                <text:list-item>
                  <text:list>
                    <text:list-item>
                      <text:p text:style-name="P18"><text:span text:style-name="T7">c. Complexité de parcours_largeur_naif sur un arbre filiforme</text:span></text:p>
                    </text:list-item>
                  </text:list>
                </text:list-item>
              </text:list>
            </text:list-item>
          </text:list>
        </text:list-item>
      </text:list>
      <text:p text:style-name="P4"><text:span text:style-name="T1">Un arbre filiforme est un arbre dégénéré où chaque nœud a au plus un fils. Il ressemble donc à une liste chaînée.</text:span></text:p>
      <text:p text:style-name="P4"><text:span text:style-name="T1">Dans </text:span><text:span text:style-name="T5">parcours_largeur_naif</text:span><text:span text:style-name="T1">, on utilise </text:span><text:span text:style-name="T5">insere_niveau</text:span><text:span text:style-name="T1">, qui explore l’arbre niveau par niveau. Comme l’arbre filiforme a une profondeur de n (chaque nœud a un seul fils).<text:line-break/>L’algorithme effectue alors </text:span><text:span text:style-name="T13">insere_niveau</text:span><text:span text:style-name="T1"> n fois, et </text:span><text:span text:style-name="T13">insere_niveau</text:span> doit parcourir tout l'arbre depuis la racine pour trouver le nœud de niveau i. <text:span text:style-name="T1">Donc, la complexité devient O(n²).</text:span></text:p>
      <text:list xml:id="list74003946999920" text:continue-numbering="true" text:style-name="WWNum1">
        <text:list-item>
          <text:list>
            <text:list-item>
              <text:list>
                <text:list-item>
                  <text:list>
                    <text:list-item>
                      <text:p text:style-name="P18"><text:span text:style-name="T7">d. Complexité de parcours_largeur_naif sur un arbre complet</text:span></text:p>
                    </text:list-item>
                  </text:list>
                </text:list-item>
              </text:list>
            </text:list-item>
          </text:list>
        </text:list-item>
      </text:list>
      <text:p text:style-name="P4"><text:span text:style-name="T1">Un arbre complet de hauteur h a <text:s/>n = <text:s/>2^(h+1) - 1 nœuds.</text:span></text:p>
      <text:p text:style-name="P4"><text:soft-page-break/><text:span text:style-name="T1">Dans </text:span><text:span text:style-name="T5">parcours_largeur_naif</text:span><text:span text:style-name="T1">, on explore niveau par niveau. </text:span>Et <text:span text:style-name="T13">insere_niveau</text:span> de la racine à i fait de 2^(i + 1) - 1 noeud. Sachant que<text:span text:style-name="T1"> h ≈ log(n)</text:span> <text:span text:style-name="T1">.</text:span></text:p>
      <text:p text:style-name="P4">On a alors <draw:frame draw:style-name="fr1" text:anchor-type="as-char" svg:width="0.5984in" svg:height="0.4484in" draw:z-index="0"><draw:object xlink:href="./Object 2" xlink:type="simple" xlink:show="embed" xlink:actuate="onLoad"/><draw:image xlink:href="./ObjectReplacements/Object 2" xlink:type="simple" xlink:show="embed" xlink:actuate="onLoad"/></draw:frame></text:p>
      <text:p text:style-name="P4">Qui nous donne O(2^(h + 1) - 1) mais n = 2^(h+1) - 1.</text:p>
      <text:p text:style-name="P4"><text:span text:style-name="T1">Ainsi, la complexité totale est O(n log n).</text:span></text:p>
      <text:p text:style-name="P6"/>
      <text:p text:style-name="P6"/>
      <text:p text:style-name="P6"/>
      <text:p text:style-name="P6"/>
      <text:p text:style-name="P6"/>
      <text:p text:style-name="P6"/>
      <text:p text:style-name="P4"><text:span text:style-name="T3">Difficultés Rencontrées </text:span></text:p>
      <text:p text:style-name="Standard"><text:span text:style-name="T11">L’une des principales difficultés rencontrées lors du développement de ce projet concernait les erreurs de segmentation fault lors de l’allocation dynamique des cellules et des nœuds. Comme oublier d'initialiser le nœud de gauche et droite de return le nœud à la fin, ou bien oublier de free pour défiler etc...</text:span></text:p>
      <text:p text:style-name="Standard"><text:span text:style-name="T11">Dans </text:span>insere_niveau, c'était pas évident de savoir si il fallait mettre un « ou » ou un « et »</text:p>
      <text:p text:style-name="P3"/>
      <text:p text:style-name="Standard"><text:span text:style-name="T11"><text:line-break/></text:span><text:span text:style-name="T10">Répartition du travail</text:span></text:p>
      <text:p text:style-name="Standard"><text:span text:style-name="T14">L'organisation s'est principalement faite sur discord, ainsi que les TP d'algo des arbres</text:span></text:p>
      <text:p text:style-name="Standard"><text:span text:style-name="T14">Nous partagions toutes nos idées et réfléchissions ensemble au moindre doute de l’un ou de l’autre.<text:line-break/>Les tâches étaient réparties de manière coordonnée et équitable afin d'éviter tout chevauchement dans le travail, par exemple j'effectuais tout ce qui est gestion de structures et file pendant que Abdel s'occupait de l'arbre et sa construction.<text:line-break/>Nous nous échangions également les tâches lorsque l’un de nous rencontrait une difficulté, facilitant ainsi la gestion des erreurs et la relecture du code de chacu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1" meta:page-count="4" meta:paragraph-count="59" meta:word-count="910" meta:character-count="5705" meta:non-whitespace-character-count="4875"/>
    <meta:generator>LibreOfficeDev/6.0.5.2$Linux_X86_64 LibreOffice_project/</meta:generator>
  </office:meta>
</office:document-meta>
</file>

<file path=Object 2/content.xml><?xml version="1.0" encoding="utf-8"?>
<math xmlns="http://www.w3.org/1998/Math/MathML" display="block">
  <semantics>
    <mrow>
      <munderover>
        <mo stretchy="false">∑</mo>
        <mrow>
          <mi>i</mi>
          <mo stretchy="false">=</mo>
          <mn>0</mn>
        </mrow>
        <mi>h</mi>
      </munderover>
      <mrow>
        <mi>O</mi>
        <mrow>
          <mo fence="true" stretchy="false">(</mo>
          <mrow>
            <msup>
              <mn>2</mn>
              <mi>i</mi>
            </msup>
          </mrow>
          <mo fence="true" stretchy="false">)</mo>
        </mrow>
      </mrow>
    </mrow>
    <annotation encoding="StarMath 5.0">sum from {i = 0} to {h} {O( {2} ^ {i} ) }</annotation>
  </semantics>
</math>
</file>